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Heading_20_3">
      <style:text-properties fo:font-size="15pt" style:font-size-asian="15pt" style:font-size-complex="15pt"/>
    </style:style>
    <style:style style:name="P2" style:family="paragraph" style:parent-style-name="Heading_20_3">
      <style:paragraph-properties fo:margin-left="0cm" fo:margin-right="0cm" fo:text-indent="0cm" style:auto-text-indent="false"/>
      <style:text-properties fo:font-size="16pt" style:font-size-asian="14pt" style:font-size-complex="14pt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13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15" style:family="paragraph" style:parent-style-name="Text_20_body">
      <style:text-properties fo:font-size="15pt" style:font-size-asian="15pt" style:font-size-complex="15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ize="16pt" style:font-size-asian="14pt" style:font-size-complex="14pt"/>
    </style:style>
    <style:style style:name="P17" style:family="paragraph" style:parent-style-name="Text_20_body">
      <style:paragraph-properties fo:margin-left="0cm" fo:margin-right="0cm" fo:text-indent="0cm" style:auto-text-indent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6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1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16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2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26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Цели исследования программного кода</text:h>
      <text:p text:style-name="P15"/>
      <text:list text:style-name="L1">
        <text:list-item>
          <text:p text:style-name="P3"><text:span text:style-name="Strong_20_Emphasis">Каковы основные цели анализа программного кода?</text:span></text:p>
          <text:list>
            <text:list-item>
              <text:p text:style-name="P3"><text:span text:style-name="Strong_20_Emphasis">Понимание кода:</text:span> Разбор логики работы, структуры и алгоритмов.</text:p>
            </text:list-item>
            <text:list-item>
              <text:p text:style-name="P3"><text:span text:style-name="Strong_20_Emphasis">Оценка качества:</text:span> Определение соответствия стандартам, выявление ошибок, уязвимостей и неэффективностей.</text:p>
            </text:list-item>
            <text:list-item>
              <text:p text:style-name="P3"><text:span text:style-name="Strong_20_Emphasis">Сопровождение и развитие:</text:span> Облегчение внесения изменений, рефакторинга и добавления нового функционала.</text:p>
            </text:list-item>
            <text:list-item>
              <text:p text:style-name="P3"><text:span text:style-name="Strong_20_Emphasis">Оптимизация:</text:span> Улучшение производительности, снижение потребления ресурсов.</text:p>
            </text:list-item>
            <text:list-item>
              <text:p text:style-name="P3"><text:span text:style-name="Strong_20_Emphasis">Безопасность:</text:span> Обнаружение и устранение уязвимостей, предотвращение атак.</text:p>
            </text:list-item>
          </text:list>
        </text:list-item>
        <text:list-item>
          <text:p text:style-name="P3"><text:span text:style-name="Strong_20_Emphasis">Почему исследование программного кода является важным этапом его разработки?</text:span></text:p>
          <text:list>
            <text:list-item>
              <text:p text:style-name="P3"><text:span text:style-name="Strong_20_Emphasis">Снижение рисков:</text:span> Выявление и устранение ошибок на ранних стадиях разработки значительно дешевле и быстрее, чем в готовом продукте.</text:p>
            </text:list-item>
            <text:list-item>
              <text:p text:style-name="P3"><text:span text:style-name="Strong_20_Emphasis">Улучшение архитектуры:</text:span> Позволяет выявить недостатки в архитектуре и принять меры по их устранению.</text:p>
            </text:list-item>
            <text:list-item>
              <text:p text:style-name="P3"><text:span text:style-name="Strong_20_Emphasis">Соответствие требованиям:</text:span> Обеспечение соответствия кода стандартам и требованиям проекта.</text:p>
            </text:list-item>
            <text:list-item>
              <text:p text:style-name="P3"><text:span text:style-name="Strong_20_Emphasis">Повышение надежности:</text:span> Исследование способствует созданию более надежного и стабильного программного обеспечения.</text:p>
            </text:list-item>
          </text:list>
        </text:list-item>
        <text:list-item>
          <text:p text:style-name="P3"><text:span text:style-name="Strong_20_Emphasis">Какие результаты могут быть достигнуты благодаря исследованию программного кода?</text:span></text:p>
          <text:list>
            <text:list-item>
              <text:p text:style-name="P3"><text:span text:style-name="Strong_20_Emphasis">Улучшение качества кода:</text:span> Устранение ошибок, уязвимостей и дублирования.</text:p>
            </text:list-item>
            <text:list-item>
              <text:p text:style-name="P3"><text:span text:style-name="Strong_20_Emphasis">Повышение производительности:</text:span> Оптимизация алгоритмов и структуры кода.</text:p>
            </text:list-item>
            <text:list-item>
              <text:p text:style-name="P3"><text:span text:style-name="Strong_20_Emphasis">Сокращение затрат на поддержку:</text:span> Более понятный и качественный код проще поддерживать и развивать.</text:p>
            </text:list-item>
            <text:list-item>
              <text:p text:style-name="P3"><text:span text:style-name="Strong_20_Emphasis">Повышение безопасности:</text:span> Устранение потенциальных уязвимостей.</text:p>
            </text:list-item>
            <text:list-item>
              <text:p text:style-name="P3"><text:span text:style-name="Strong_20_Emphasis">Улучшение понимания кода:</text:span> Ускорение процесса адаптации новых разработчиков.</text:p>
            </text:list-item>
          </text:list>
        </text:list-item>
        <text:list-item>
          <text:p text:style-name="P3"><text:span text:style-name="Strong_20_Emphasis">Как исследование кода помогает улучшить качество программного обеспечения?</text:span></text:p>
          <text:list>
            <text:list-item>
              <text:p text:style-name="P3"><text:span text:style-name="Strong_20_Emphasis">Выявление ошибок и уязвимостей:</text:span> Исследование позволяет обнаружить и исправить ошибки на ранних этапах разработки, что значительно снижает риск их появления в production.</text:p>
            </text:list-item>
            <text:list-item>
              <text:p text:style-name="P3"><text:span text:style-name="Strong_20_Emphasis">Оптимизация производительности:</text:span> Анализ кода помогает выявить узкие места и неэффективные алгоритмы, которые можно оптимизировать для повышения производительности приложения.</text:p>
            </text:list-item>
            <text:list-item>
              <text:p text:style-name="P3"><text:span text:style-name="Strong_20_Emphasis">Соблюдение стандартов:</text:span> Проверка соответствия кода установленным стандартам и лучшим практикам обеспечивает единообразие и облегчает его понимание и поддержку.</text:p>
            </text:list-item>
            <text:list-item>
              <text:p text:style-name="P3"><text:soft-page-break/><text:span text:style-name="Strong_20_Emphasis">Рефакторинг:</text:span> Выявление и устранение дублирования кода, упрощение сложных участков и улучшение архитектуры позволяют сделать код более гибким и удобным для дальнейшего развития.</text:p>
            </text:list-item>
          </text:list>
        </text:list-item>
        <text:list-item>
          <text:p text:style-name="P3"><text:span text:style-name="Strong_20_Emphasis">Какие долгосрочные цели могут быть связаны с анализом программного кода?</text:span></text:p>
          <text:list>
            <text:list-item>
              <text:p text:style-name="P3"><text:span text:style-name="Strong_20_Emphasis">Снижение технического долга:</text:span> Постоянное исследование и улучшение кода помогает уменьшить накопленный технический долг, что повышает гибкость и устойчивость программного обеспечения в долгосрочной перспективе.</text:p>
            </text:list-item>
            <text:list-item>
              <text:p text:style-name="P3"><text:span text:style-name="Strong_20_Emphasis">Создание устойчивой архитектуры:</text:span> Анализ кода позволяет выявить и устранить проблемы в архитектуре приложения, что делает его более масштабируемым и удобным для поддержки.</text:p>
            </text:list-item>
            <text:list-item>
              <text:p text:style-name="P3"><text:span text:style-name="Strong_20_Emphasis">Повышение конкурентоспособности:</text:span> Качественное программное обеспечение с высокой производительностью и надежностью является конкурентным преимуществом.</text:p>
            </text:list-item>
            <text:list-item>
              <text:p text:style-name="P4"><text:span text:style-name="Strong_20_Emphasis">Сокращение затрат на сопровождение:</text:span> Чистый, хорошо структурированный код проще сопровождать и развивать, что снижает затраты на поддержку в долгосрочной перспективе.</text:p>
            </text:list-item>
          </text:list>
        </text:list-item>
      </text:list>
      <text:h text:style-name="P2" text:outline-level="3">Задачи исследования программного кода</text:h>
      <text:p text:style-name="P16"/>
      <text:list text:style-name="L2">
        <text:list-item>
          <text:p text:style-name="P5"><text:span text:style-name="Strong_20_Emphasis">Какие задачи решает статический анализ программного кода?</text:span></text:p>
          <text:list>
            <text:list-item>
              <text:p text:style-name="P5"><text:span text:style-name="Strong_20_Emphasis">Поиск ошибок компиляции:</text:span> Обнаружение синтаксических и семантических ошибок.</text:p>
            </text:list-item>
            <text:list-item>
              <text:p text:style-name="P5"><text:span text:style-name="Strong_20_Emphasis">Анализ стиля кодирования:</text:span> Проверка соответствия стандартам кодирования.</text:p>
            </text:list-item>
            <text:list-item>
              <text:p text:style-name="P5"><text:span text:style-name="Strong_20_Emphasis">Поиск потенциальных уязвимостей:</text:span> Обнаружение мест, где возможны buffer overflows, SQL injection и другие типы атак.</text:p>
            </text:list-item>
            <text:list-item>
              <text:p text:style-name="P5"><text:span text:style-name="Strong_20_Emphasis">Анализ сложности кода:</text:span> Оценка цикломатической сложности, глубины вложенности и других метрик.</text:p>
            </text:list-item>
            <text:list-item>
              <text:p text:style-name="P5"><text:span text:style-name="Strong_20_Emphasis">Поиск дубликатов кода:</text:span> Обнаружение повторяющихся участков кода.</text:p>
            </text:list-item>
          </text:list>
        </text:list-item>
        <text:list-item>
          <text:p text:style-name="P5"><text:span text:style-name="Strong_20_Emphasis">Каковы задачи динамического анализа программного обеспечения?</text:span></text:p>
          <text:list>
            <text:list-item>
              <text:p text:style-name="P5"><text:span text:style-name="Strong_20_Emphasis">Выявление ошибок времени выполнения:</text:span> Обнаружение исключений, утечек памяти и других ошибок, проявляющихся только во время работы программы.</text:p>
            </text:list-item>
            <text:list-item>
              <text:p text:style-name="P5"><text:span text:style-name="Strong_20_Emphasis">Профилирование:</text:span> Определение “горячих точек” в коде, где программа тратит больше всего времени.</text:p>
            </text:list-item>
            <text:list-item>
              <text:p text:style-name="P5"><text:span text:style-name="Strong_20_Emphasis">Покрытие кода:</text:span> Оценка того, какие части кода были протестированы.</text:p>
            </text:list-item>
            <text:list-item>
              <text:p text:style-name="P5"><text:span text:style-name="Strong_20_Emphasis">Анализ производительности:</text:span> Измерение времени выполнения операций, потребления ресурсов.</text:p>
            </text:list-item>
          </text:list>
        </text:list-item>
        <text:list-item>
          <text:p text:style-name="P5"><text:span text:style-name="Strong_20_Emphasis">Чем отличаются задачи рефакторинга кода от задач его тестирования?</text:span></text:p>
          <text:list>
            <text:list-item>
              <text:p text:style-name="P5"><text:span text:style-name="Strong_20_Emphasis">Рефакторинг:</text:span> Изменение внутренней структуры кода без изменения его внешнего поведения. Цель: улучшить читаемость, упростить поддержку, уменьшить сложность.</text:p>
            </text:list-item>
            <text:list-item>
              <text:p text:style-name="P5"><text:span text:style-name="Strong_20_Emphasis">Тестирование:</text:span> Проверка соответствия кода требованиям и ожиданиям. Цель: обнаружить ошибки и убедиться, что программа работает правильно.</text:p>
            </text:list-item>
          </text:list>
        </text:list-item>
        <text:list-item>
          <text:p text:style-name="P5"><text:soft-page-break/><text:span text:style-name="Strong_20_Emphasis">Какие аспекты документирования кода следует учитывать при исследовании?</text:span></text:p>
          <text:list>
            <text:list-item>
              <text:p text:style-name="P5"><text:span text:style-name="Strong_20_Emphasis">Наличие и актуальность комментариев:</text:span> Комментарии должны объяснять логику работы кода, а не просто повторять его.</text:p>
            </text:list-item>
            <text:list-item>
              <text:p text:style-name="P5"><text:span text:style-name="Strong_20_Emphasis">Описание API:</text:span> Документация должна описывать интерфейсы функций и классов, входные и выходные параметры.</text:p>
            </text:list-item>
            <text:list-item>
              <text:p text:style-name="P5"><text:span text:style-name="Strong_20_Emphasis">Описание архитектуры:</text:span> Документация должна описывать общую структуру программы, взаимодействие между модулями.</text:p>
            </text:list-item>
            <text:list-item>
              <text:p text:style-name="P5"><text:span text:style-name="Strong_20_Emphasis">Описание алгоритмов:</text:span> Документация должна описывать используемые алгоритмы и структуры данных.</text:p>
            </text:list-item>
          </text:list>
        </text:list-item>
        <text:list-item>
          <text:p text:style-name="P5"><text:span text:style-name="Strong_20_Emphasis">Как провести анализ производительности кода в рамках его исследования?</text:span></text:p>
          <text:list>
            <text:list-item>
              <text:p text:style-name="P5"><text:span text:style-name="Strong_20_Emphasis">Профилирование:</text:span> Использовать инструменты профилирования для определения “горячих точек” в коде.</text:p>
            </text:list-item>
            <text:list-item>
              <text:p text:style-name="P5"><text:span text:style-name="Strong_20_Emphasis">Анализ алгоритмов:</text:span> Оценивать сложность используемых алгоритмов.</text:p>
            </text:list-item>
            <text:list-item>
              <text:p text:style-name="P5"><text:span text:style-name="Strong_20_Emphasis">Измерение времени выполнения:</text:span> Замерять время выполнения отдельных операций.</text:p>
            </text:list-item>
            <text:list-item>
              <text:p text:style-name="P6"><text:span text:style-name="Strong_20_Emphasis">Анализ потребления ресурсов:</text:span> Отслеживать потребление памяти, процессора, дискового пространства.</text:p>
            </text:list-item>
          </text:list>
        </text:list-item>
      </text:list>
      <text:h text:style-name="P2" text:outline-level="3">Методы исследования программного кода</text:h>
      <text:p text:style-name="P17"/>
      <text:list text:style-name="L3">
        <text:list-item>
          <text:p text:style-name="P7"><text:span text:style-name="Strong_20_Emphasis">Какие методы существуют для статического анализа программного кода?</text:span></text:p>
          <text:list>
            <text:list-item>
              <text:p text:style-name="P7"><text:span text:style-name="Strong_20_Emphasis">Линтинг:</text:span> Проверка стиля кодирования и выявление простых ошибок.</text:p>
            </text:list-item>
            <text:list-item>
              <text:p text:style-name="P7"><text:span text:style-name="Strong_20_Emphasis">Анализ потока данных:</text:span> Отслеживание путей данных через код для выявления потенциальных ошибок и уязвимостей.</text:p>
            </text:list-item>
            <text:list-item>
              <text:p text:style-name="P7"><text:span text:style-name="Strong_20_Emphasis">Символьное выполнение:</text:span> Анализ кода путем выполнения его с символьными значениями, а не с конкретными данными.</text:p>
            </text:list-item>
            <text:list-item>
              <text:p text:style-name="P7"><text:span text:style-name="Strong_20_Emphasis">Абстрактная интерпретация:</text:span> Оценка поведения программы путем анализа ее абстрактного представления.</text:p>
            </text:list-item>
          </text:list>
        </text:list-item>
        <text:list-item>
          <text:p text:style-name="P7"><text:span text:style-name="Strong_20_Emphasis">Какова роль тестирования в исследовании программного обеспечения?</text:span></text:p>
          <text:list>
            <text:list-item>
              <text:p text:style-name="P7"><text:span text:style-name="Strong_20_Emphasis">Обнаружение ошибок:</text:span> Тестирование позволяет обнаружить ошибки, которые не были выявлены статическим анализом.</text:p>
            </text:list-item>
            <text:list-item>
              <text:p text:style-name="P7"><text:span text:style-name="Strong_20_Emphasis">Проверка соответствия требованиям:</text:span> Тестирование позволяет убедиться, что программа соответствует требованиям и ожиданиям пользователей.</text:p>
            </text:list-item>
            <text:list-item>
              <text:p text:style-name="P7"><text:span text:style-name="Strong_20_Emphasis">Оценка производительности:</text:span> Тестирование позволяет измерить производительность программы в реальных условиях.</text:p>
            </text:list-item>
          </text:list>
        </text:list-item>
        <text:list-item>
          <text:p text:style-name="P7"><text:span text:style-name="Strong_20_Emphasis">Какие инструменты используют для выполнения динамического анализа программного кода?</text:span></text:p>
          <text:list>
            <text:list-item>
              <text:p text:style-name="P7"><text:span text:style-name="Strong_20_Emphasis">Отладчики:</text:span> Позволяют пошагово выполнять код, отслеживать значения переменных и состояние программы.</text:p>
            </text:list-item>
            <text:list-item>
              <text:p text:style-name="P7"><text:span text:style-name="Strong_20_Emphasis">Профилировщики:</text:span> Позволяют определить “горячие точки” в коде.</text:p>
            </text:list-item>
            <text:list-item>
              <text:p text:style-name="P7"><text:span text:style-name="Strong_20_Emphasis">Инструменты для анализа покрытия кода:</text:span> Позволяют оценить, какие части кода были протестированы.</text:p>
            </text:list-item>
            <text:list-item>
              <text:p text:style-name="P7"><text:soft-page-break/><text:span text:style-name="Strong_20_Emphasis">Инструменты для анализа утечек памяти:</text:span> Позволяют обнаружить утечки памяти.</text:p>
            </text:list-item>
          </text:list>
        </text:list-item>
        <text:list-item>
          <text:p text:style-name="P7"><text:span text:style-name="Strong_20_Emphasis">Как метод код-ревью может быть применен в исследовании программного кода?</text:span></text:p>
          <text:list>
            <text:list-item>
              <text:p text:style-name="P7"><text:span text:style-name="Strong_20_Emphasis">Выявление ошибок:</text:span> Код-ревью позволяет выявить ошибки, которые не были обнаружены автоматическими инструментами.</text:p>
            </text:list-item>
            <text:list-item>
              <text:p text:style-name="P7"><text:span text:style-name="Strong_20_Emphasis">Улучшение качества кода:</text:span> Код-ревью позволяет улучшить читаемость, поддерживаемость и производительность кода.</text:p>
            </text:list-item>
            <text:list-item>
              <text:p text:style-name="P7"><text:span text:style-name="Strong_20_Emphasis">Распространение знаний:</text:span> Код-ревью позволяет поделиться знаниями о коде между членами команды.</text:p>
            </text:list-item>
          </text:list>
        </text:list-item>
        <text:list-item>
          <text:p text:style-name="P7"><text:span text:style-name="Strong_20_Emphasis">Что такое автоматизированные инструменты анализа кода и какие их преимущества?</text:span></text:p>
          <text:list>
            <text:list-item>
              <text:p text:style-name="P7"><text:span text:style-name="Strong_20_Emphasis">Определение:</text:span> Инструменты, которые автоматически анализируют код на наличие ошибок, уязвимостей, проблем со стилем и производительностью.</text:p>
            </text:list-item>
            <text:list-item>
              <text:p text:style-name="P7"><text:span text:style-name="Strong_20_Emphasis">Преимущества:</text:span></text:p>
              <text:list>
                <text:list-item>
                  <text:p text:style-name="P7"><text:span text:style-name="Strong_20_Emphasis">Скорость:</text:span> Автоматизированные инструменты могут анализировать код намного быстрее, чем человек.</text:p>
                </text:list-item>
                <text:list-item>
                  <text:p text:style-name="P7"><text:span text:style-name="Strong_20_Emphasis">Точность:</text:span> Автоматизированные инструменты могут выявлять ошибки, которые трудно заметить при ручном анализе.</text:p>
                </text:list-item>
                <text:list-item>
                  <text:p text:style-name="P7"><text:span text:style-name="Strong_20_Emphasis">Повторяемость:</text:span> Автоматизированные инструменты всегда выполняют анализ одинаково, что обеспечивает консистентность.</text:p>
                </text:list-item>
                <text:list-item>
                  <text:p text:style-name="P8"><text:span text:style-name="Strong_20_Emphasis">Масштабируемость:</text:span> Автоматизированные инструменты могут анализировать большие объемы кода.</text:p>
                </text:list-item>
              </text:list>
            </text:list-item>
          </text:list>
        </text:list-item>
      </text:list>
      <text:h text:style-name="P2" text:outline-level="3">Проблемы и вызовы</text:h>
      <text:p text:style-name="P16"/>
      <text:list text:style-name="L4">
        <text:list-item>
          <text:p text:style-name="P9"><text:span text:style-name="Strong_20_Emphasis">Какие проблемы могут возникнуть при исследовании программного кода?</text:span></text:p>
          <text:list>
            <text:list-item>
              <text:p text:style-name="P9"><text:span text:style-name="Strong_20_Emphasis">Сложность кода:</text:span> Код может быть слишком сложным для понимания.</text:p>
            </text:list-item>
            <text:list-item>
              <text:p text:style-name="P9"><text:span text:style-name="Strong_20_Emphasis">Отсутствие документации:</text:span> Отсутствие документации может затруднить понимание кода.</text:p>
            </text:list-item>
            <text:list-item>
              <text:p text:style-name="P9"><text:span text:style-name="Strong_20_Emphasis">Низкое качество кода:</text:span> Код может содержать много ошибок, уязвимостей и дубликатов.</text:p>
            </text:list-item>
            <text:list-item>
              <text:p text:style-name="P9"><text:span text:style-name="Strong_20_Emphasis">Нехватка времени:</text:span> На исследование кода может не хватать времени.</text:p>
            </text:list-item>
            <text:list-item>
              <text:p text:style-name="P9"><text:span text:style-name="Strong_20_Emphasis">Ограниченные ресурсы:</text:span> Нехватка инструментов и знаний для проведения исследования.</text:p>
            </text:list-item>
          </text:list>
        </text:list-item>
        <text:list-item>
          <text:p text:style-name="P9"><text:span text:style-name="Strong_20_Emphasis">Как справляться с техническим долгом в процессе анализа кода?</text:span></text:p>
          <text:list>
            <text:list-item>
              <text:p text:style-name="P9"><text:span text:style-name="Strong_20_Emphasis">Определение приоритетов:</text:span> Выделить участки кода, которые необходимо рефакторить в первую очередь.</text:p>
            </text:list-item>
            <text:list-item>
              <text:p text:style-name="P9"><text:span text:style-name="Strong_20_Emphasis">Постепенный рефакторинг:</text:span> Не пытаться сразу переписать весь код, а рефакторить его постепенно.</text:p>
            </text:list-item>
            <text:list-item>
              <text:p text:style-name="P9"><text:soft-page-break/><text:span text:style-name="Strong_20_Emphasis">Использование автоматизированных инструментов:</text:span> Использовать инструменты для поиска дубликатов кода, анализа сложности и выявления других проблем.</text:p>
            </text:list-item>
            <text:list-item>
              <text:p text:style-name="P9"><text:span text:style-name="Strong_20_Emphasis">Написание тестов:</text:span> Написать тесты для участков кода, которые планируется рефакторить.</text:p>
            </text:list-item>
          </text:list>
        </text:list-item>
        <text:list-item>
          <text:p text:style-name="P9"><text:span text:style-name="Strong_20_Emphasis">Какие трудности могут возникнуть при интерпретации результатов анализа?</text:span></text:p>
          <text:list>
            <text:list-item>
              <text:p text:style-name="P9"><text:span text:style-name="Strong_20_Emphasis">Ложные срабатывания:</text:span> Инструменты анализа кода могут выдавать ложные срабатывания.</text:p>
            </text:list-item>
            <text:list-item>
              <text:p text:style-name="P9"><text:span text:style-name="Strong_20_Emphasis">Непонимание результатов:</text:span> Результаты анализа могут быть сложными для понимания.</text:p>
            </text:list-item>
            <text:list-item>
              <text:p text:style-name="P9"><text:span text:style-name="Strong_20_Emphasis">Неполные результаты:</text:span> Инструменты анализа кода могут не выявлять все проблемы.</text:p>
            </text:list-item>
          </text:list>
        </text:list-item>
        <text:list-item>
          <text:p text:style-name="P9"><text:span text:style-name="Strong_20_Emphasis">Как обеспечить безопасность при проведении исследований программного кода?</text:span></text:p>
          <text:list>
            <text:list-item>
              <text:p text:style-name="P9"><text:span text:style-name="Strong_20_Emphasis">Использование безопасных инструментов:</text:span> Использовать инструменты анализа кода, которые не содержат уязвимостей.</text:p>
            </text:list-item>
            <text:list-item>
              <text:p text:style-name="P9"><text:span text:style-name="Strong_20_Emphasis">Изоляция среды:</text:span> Проводить исследование кода в изолированной среде, чтобы не заразить основную систему.</text:p>
            </text:list-item>
            <text:list-item>
              <text:p text:style-name="P9"><text:span text:style-name="Strong_20_Emphasis">Защита данных:</text:span> Защищать данные, которые используются для тестирования кода.</text:p>
            </text:list-item>
          </text:list>
        </text:list-item>
        <text:list-item>
          <text:p text:style-name="P9"><text:span text:style-name="Strong_20_Emphasis">В чем заключается важность использования учёта метрик кода?</text:span></text:p>
          <text:list>
            <text:list-item>
              <text:p text:style-name="P9"><text:span text:style-name="Strong_20_Emphasis">Объективная оценка:</text:span> Метрики кода позволяют получить объективную оценку качества кода, не зависящую от субъективного мнения разработчиков.</text:p>
            </text:list-item>
            <text:list-item>
              <text:p text:style-name="P9"><text:span text:style-name="Strong_20_Emphasis">Выявление проблем:</text:span> Метрики кода позволяют выявить проблемные участки кода, требующие внимания.</text:p>
            </text:list-item>
            <text:list-item>
              <text:p text:style-name="P9"><text:span text:style-name="Strong_20_Emphasis">Отслеживание прогресса:</text:span> Метрики кода позволяют отслеживать прогресс в улучшении качества кода.</text:p>
            </text:list-item>
            <text:list-item>
              <text:p text:style-name="P10"><text:span text:style-name="Strong_20_Emphasis">Сравнение проектов:</text:span> Метрики кода позволяют сравнивать качество кода в разных проектах.</text:p>
            </text:list-item>
          </text:list>
        </text:list-item>
      </text:list>
      <text:h text:style-name="P2" text:outline-level="3">Практические аспекты исследования</text:h>
      <text:p text:style-name="P16"/>
      <text:list text:style-name="L5">
        <text:list-item>
          <text:p text:style-name="P11"><text:span text:style-name="Strong_20_Emphasis">Как составить стратегию для исследования программного кода?</text:span></text:p>
          <text:list>
            <text:list-item>
              <text:p text:style-name="P11"><text:span text:style-name="Strong_20_Emphasis">Определение целей:</text:span> Четко определить цели исследования (например, улучшение производительности, повышение безопасности, рефакторинг).</text:p>
            </text:list-item>
            <text:list-item>
              <text:p text:style-name="P11"><text:span text:style-name="Strong_20_Emphasis">Выбор инструментов:</text:span> Выбрать подходящие инструменты для анализа кода.</text:p>
            </text:list-item>
            <text:list-item>
              <text:p text:style-name="P11"><text:span text:style-name="Strong_20_Emphasis">Определение приоритетов:</text:span> Выделить участки кода, которые необходимо исследовать в первую очередь.</text:p>
            </text:list-item>
            <text:list-item>
              <text:p text:style-name="P11"><text:span text:style-name="Strong_20_Emphasis">Разработка плана:</text:span> Разработать план исследования, включающий этапы, сроки и ресурсы.</text:p>
            </text:list-item>
            <text:list-item>
              <text:p text:style-name="P11"><text:span text:style-name="Strong_20_Emphasis">Документирование результатов:</text:span> Документировать результаты исследования, выводы и рекомендации.</text:p>
            </text:list-item>
          </text:list>
        </text:list-item>
        <text:list-item>
          <text:p text:style-name="P11"><text:soft-page-break/><text:span text:style-name="Strong_20_Emphasis">Какие метрики кода наиболее полезны при анализе его качества?</text:span></text:p>
          <text:list>
            <text:list-item>
              <text:p text:style-name="P11"><text:span text:style-name="Strong_20_Emphasis">Цикломатическая сложность:</text:span> Мера сложности кода, показывающая количество независимых путей выполнения.</text:p>
            </text:list-item>
            <text:list-item>
              <text:p text:style-name="P11"><text:span text:style-name="Strong_20_Emphasis">Длина кода:</text:span> Количество строк кода.</text:p>
            </text:list-item>
            <text:list-item>
              <text:p text:style-name="P11"><text:span text:style-name="Strong_20_Emphasis">Количество комментариев:</text:span> Отношение количества комментариев к количеству строк кода.</text:p>
            </text:list-item>
            <text:list-item>
              <text:p text:style-name="P11"><text:span text:style-name="Strong_20_Emphasis">Дублирование кода:</text:span> Процент дублированного кода.</text:p>
            </text:list-item>
            <text:list-item>
              <text:p text:style-name="P11"><text:span text:style-name="Strong_20_Emphasis">Покрытие кода тестами:</text:span> Процент кода, покрытого тестами.</text:p>
            </text:list-item>
          </text:list>
        </text:list-item>
        <text:list-item>
          <text:p text:style-name="P11"><text:span text:style-name="Strong_20_Emphasis">Как проводить анализ кода в условиях Agile-методологий?</text:span></text:p>
          <text:list>
            <text:list-item>
              <text:p text:style-name="P11"><text:span text:style-name="Strong_20_Emphasis">Непрерывный анализ:</text:span> Интегрировать автоматизированные инструменты анализа кода в процесс CI/CD.</text:p>
            </text:list-item>
            <text:list-item>
              <text:p text:style-name="P11"><text:span text:style-name="Strong_20_Emphasis">Код-ревью:</text:span> Проводить код-ревью для каждой новой фичи или исправления ошибки.</text:p>
            </text:list-item>
            <text:list-item>
              <text:p text:style-name="P11"><text:span text:style-name="Strong_20_Emphasis">Рефакторинг:</text:span> Включать рефакторинг в каждый спринт.</text:p>
            </text:list-item>
            <text:list-item>
              <text:p text:style-name="P11"><text:span text:style-name="Strong_20_Emphasis">Постоянное улучшение:</text:span> Постоянно улучшать качество кода, опираясь на результаты анализа и отзывы команды.</text:p>
            </text:list-item>
          </text:list>
        </text:list-item>
        <text:list-item>
          <text:p text:style-name="P11"><text:span text:style-name="Strong_20_Emphasis">Как учитывать пользовательский опыт (UX) в исследовании программного кода?</text:span></text:p>
          <text:list>
            <text:list-item>
              <text:p text:style-name="P11"><text:span text:style-name="Strong_20_Emphasis">Анализ кода, влияющего на производительность:</text:span> Оптимизировать код, отвечающий за отрисовку интерфейса и обработку пользовательского ввода.</text:p>
            </text:list-item>
            <text:list-item>
              <text:p text:style-name="P11"><text:span text:style-name="Strong_20_Emphasis">Анализ кода, отвечающего за доступность:</text:span> Убедиться, что код соответствует требованиям доступности (например, WCAG).</text:p>
            </text:list-item>
            <text:list-item>
              <text:p text:style-name="P11"><text:span text:style-name="Strong_20_Emphasis">Анализ кода, отвечающего за обработку ошибок:</text:span> Убедиться, что программа корректно обрабатывает ошибки и предоставляет пользователю понятные сообщения.</text:p>
            </text:list-item>
          </text:list>
        </text:list-item>
        <text:list-item>
          <text:p text:style-name="P11"><text:span text:style-name="Strong_20_Emphasis">Какие навыки и знания необходимы для эффективного исследования программного кода?</text:span></text:p>
          <text:list>
            <text:list-item>
              <text:p text:style-name="P11"><text:span text:style-name="Strong_20_Emphasis">Знание языков программирования:</text:span> Глубокое знание языка программирования, на котором написан код.</text:p>
            </text:list-item>
            <text:list-item>
              <text:p text:style-name="P11"><text:span text:style-name="Strong_20_Emphasis">Знание архитектуры программного обеспечения:</text:span> Понимание общей структуры программы и взаимодействия между модулями.</text:p>
            </text:list-item>
            <text:list-item>
              <text:p text:style-name="P11"><text:span text:style-name="Strong_20_Emphasis">Знание инструментов анализа кода:</text:span> Умение работать с автоматизированными инструментами анализа кода.</text:p>
            </text:list-item>
            <text:list-item>
              <text:p text:style-name="P11"><text:span text:style-name="Strong_20_Emphasis">Навыки тестирования:</text:span> Умение писать тесты и проводить тестирование кода.</text:p>
            </text:list-item>
            <text:list-item>
              <text:p text:style-name="P12"><text:span text:style-name="Strong_20_Emphasis">Навыки коммуникации:</text:span> Умение четко и ясно излагать свои мысли и делиться знаниями с коллегами.</text:p>
            </text:list-item>
          </text:list>
        </text:list-item>
      </text:list>
      <text:h text:style-name="P2" text:outline-level="3">Примеры и кейсы</text:h>
      <text:p text:style-name="P16"/>
      <text:list text:style-name="L6">
        <text:list-item>
          <text:p text:style-name="P13"><text:span text:style-name="Strong_20_Emphasis">Какие примеры успешного анализа программного кода можно привести?</text:span></text:p>
          <text:list>
            <text:list-item>
              <text:p text:style-name="P13"><text:soft-page-break/><text:span text:style-name="Strong_20_Emphasis">Обнаружение уязвимости Heartbleed в OpenSSL:</text:span> Статический анализ кода позволил обнаружить серьезную уязвимость в библиотеке OpenSSL, используемой для шифрования данных в Интернете.</text:p>
            </text:list-item>
            <text:list-item>
              <text:p text:style-name="P13"><text:span text:style-name="Strong_20_Emphasis">Улучшение производительности ядра Linux:</text:span> Анализ кода позволил выявить узкие места и оптимизировать производительность ядра Linux.</text:p>
            </text:list-item>
            <text:list-item>
              <text:p text:style-name="P13"><text:span text:style-name="Strong_20_Emphasis">Рефакторинг библиотеки jQuery:</text:span> Рефакторинг кода позволил улучшить читаемость, поддерживаемость и производительность библиотеки jQuery.</text:p>
            </text:list-item>
          </text:list>
        </text:list-item>
        <text:list-item>
          <text:p text:style-name="P13"><text:span text:style-name="Strong_20_Emphasis">Как анализ программного кода может повлиять на процесс разработки продукта?</text:span></text:p>
          <text:list>
            <text:list-item>
              <text:p text:style-name="P13"><text:span text:style-name="Strong_20_Emphasis">Снижение количества ошибок:</text:span> Анализ кода позволяет выявить и устранить ошибки на ранних этапах разработки, что снижает количество ошибок в готовом продукте.</text:p>
            </text:list-item>
            <text:list-item>
              <text:p text:style-name="P13"><text:span text:style-name="Strong_20_Emphasis">Улучшение качества кода:</text:span> Анализ кода позволяет улучшить читаемость, поддерживаемость и производительность кода, что облегчает его дальнейшее развитие.</text:p>
            </text:list-item>
            <text:list-item>
              <text:p text:style-name="P13"><text:span text:style-name="Strong_20_Emphasis">Сокращение времени разработки:</text:span> Анализ кода позволяет выявить и устранить проблемы на ранних этапах разработки, что сокращает время, необходимое для исправления ошибок и рефакторинга кода.</text:p>
            </text:list-item>
            <text:list-item>
              <text:p text:style-name="P13"><text:span text:style-name="Strong_20_Emphasis">Повышение безопасности:</text:span> Анализ кода позволяет выявить и устранить уязвимости, что повышает безопасность продукта.</text:p>
            </text:list-item>
          </text:list>
        </text:list-item>
        <text:list-item>
          <text:p text:style-name="P13"><text:span text:style-name="Strong_20_Emphasis">В каких случаях стоит применять метод анализа кода к унаследованному ПО?</text:span></text:p>
          <text:list>
            <text:list-item>
              <text:p text:style-name="P13"><text:span text:style-name="Strong_20_Emphasis">Перед внесением изменений:</text:span> Перед внесением изменений в унаследованное ПО необходимо провести анализ кода, чтобы понять его структуру и логику работы.</text:p>
            </text:list-item>
            <text:list-item>
              <text:p text:style-name="P13"><text:span text:style-name="Strong_20_Emphasis">Для выявления проблем:</text:span> Анализ кода позволяет выявить проблемы в унаследованном ПО, такие как устаревшие технологии, уязвимости и неэффективные алгоритмы.</text:p>
            </text:list-item>
            <text:list-item>
              <text:p text:style-name="P13"><text:span text:style-name="Strong_20_Emphasis">Для рефакторинга:</text:span> Анализ кода является необходимым этапом рефакторинга унаследованного ПО.</text:p>
            </text:list-item>
          </text:list>
        </text:list-item>
        <text:list-item>
          <text:p text:style-name="P13"><text:span text:style-name="Strong_20_Emphasis">Как применение современных технологий, таких как машинное обучение, может улучшить анализ кода?</text:span></text:p>
          <text:list>
            <text:list-item>
              <text:p text:style-name="P13"><text:span text:style-name="Strong_20_Emphasis">Автоматическое выявление уязвимостей:</text:span> Машинное обучение может использоваться для автоматического выявления уязвимостей в коде.</text:p>
            </text:list-item>
            <text:list-item>
              <text:p text:style-name="P13"><text:span text:style-name="Strong_20_Emphasis">Предсказание ошибок:</text:span> Машинное обучение может использоваться для предсказания вероятности возникновения ошибок в коде.</text:p>
            </text:list-item>
            <text:list-item>
              <text:p text:style-name="P13"><text:span text:style-name="Strong_20_Emphasis">Автоматическое генерирование тестов:</text:span> Машинное обучение может использоваться для автоматического генерирования тестов для кода.</text:p>
            </text:list-item>
            <text:list-item>
              <text:p text:style-name="P13"><text:span text:style-name="Strong_20_Emphasis">Рекомендации по рефакторингу:</text:span> Машинное обучение может использоваться для предоставления рекомендаций по рефакторингу кода.</text:p>
            </text:list-item>
          </text:list>
        </text:list-item>
        <text:list-item>
          <text:p text:style-name="P13"><text:span text:style-name="Strong_20_Emphasis">Какие тенденции в исследовании программного кода наблюдаются на сегодняшний день?</text:span></text:p>
          <text:list>
            <text:list-item>
              <text:p text:style-name="P13"><text:span text:style-name="Strong_20_Emphasis">Автоматизация:</text:span> Автоматизация анализа кода с использованием инструментов и технологий, таких как машинное обучение.</text:p>
            </text:list-item>
            <text:list-item>
              <text:p text:style-name="P13"><text:soft-page-break/><text:span text:style-name="Strong_20_Emphasis">Интеграция с DevOps:</text:span> Интеграция анализа кода в процесс CI/CD для непрерывного улучшения качества кода.</text:p>
            </text:list-item>
            <text:list-item>
              <text:p text:style-name="P13"><text:span text:style-name="Strong_20_Emphasis">Использование метрик кода:</text:span> Использование метрик кода для объективной оценки качества кода и отслеживания прогресса.</text:p>
            </text:list-item>
            <text:list-item>
              <text:p text:style-name="P14"><text:span text:style-name="Strong_20_Emphasis">Focus on security:</text:span> Повышенное внимание к безопасности кода и выявление уязвимостей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empora LGC Uni" fo:font-family="'Tempora LGC Uni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0:28:58.186833327</meta:creation-date>
    <dc:date>2025-06-03T10:35:05.267414360</dc:date>
    <meta:editing-duration>PT6M7S</meta:editing-duration>
    <meta:editing-cycles>1</meta:editing-cycles>
    <meta:document-statistic meta:table-count="0" meta:image-count="0" meta:object-count="0" meta:page-count="8" meta:paragraph-count="156" meta:word-count="1849" meta:character-count="14862" meta:non-whitespace-character-count="13319"/>
    <meta:generator>LibreOffice/7.6.4.1$Linux_X86_64 LibreOffice_project/60$Build-1</meta:generator>
  </office:meta>
</office:document-meta>
</file>